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cm" svg:height="9.5cm" svg:x="17.5cm" svg:y="9.5cm">
          <text:p/>
        </draw:rect>
        <draw:rect draw:style-name="gr2" draw:text-style-name="P1" draw:layer="layout" svg:width="3.864cm" svg:height="9.5cm" svg:x="13.636cm" svg:y="9.5cm">
          <text:p/>
        </draw:rect>
        <draw:rect draw:style-name="gr3" draw:text-style-name="P1" draw:layer="layout" svg:width="4cm" svg:height="9.5cm" svg:x="26.5cm" svg:y="9.5cm">
          <text:p/>
        </draw:rect>
        <draw:rect draw:style-name="gr2" draw:text-style-name="P1" draw:layer="layout" svg:width="1cm" svg:height="9.5cm" svg:x="13.5cm" svg:y="9.5cm">
          <text:p/>
        </draw:rect>
        <draw:rect draw:style-name="gr2" draw:text-style-name="P1" draw:layer="layout" svg:width="1cm" svg:height="9.5cm" svg:x="16.5cm" svg:y="9.5cm">
          <text:p/>
        </draw:rect>
        <draw:rect draw:style-name="gr1" draw:text-style-name="P1" draw:layer="layout" svg:width="1cm" svg:height="9.5cm" svg:x="17.5cm" svg:y="9.5cm">
          <text:p/>
        </draw:rect>
        <draw:rect draw:style-name="gr3" draw:text-style-name="P1" draw:layer="layout" svg:width="1cm" svg:height="9.5cm" svg:x="26.5cm" svg:y="9.5cm">
          <text:p/>
        </draw:rect>
        <draw:rect draw:style-name="gr1" draw:text-style-name="P1" draw:layer="layout" svg:width="1cm" svg:height="9.5cm" svg:x="25.5cm" svg:y="9.5cm">
          <text:p/>
        </draw:rect>
        <draw:custom-shape draw:style-name="gr4" draw:text-style-name="P2" draw:layer="layout" svg:width="9cm" svg:height="1cm" svg:x="17.5cm" svg:y="21cm">
          <text:p text:style-name="P2"><text:span text:style-name="T1">Visible Screen= 40 Bytes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5cm" svg:height="1.5cm" svg:x="18cm" svg:y="6.5cm">
          <text:p text:style-name="P1">Byte 5</text:p>
          <draw:enhanced-geometry svg:viewBox="0 0 21600 21600" draw:text-areas="800 800 20800 20800" draw:mirror-horizontal="false" draw:mirror-vertical="false" draw:type="round-rectangular-callout" draw:modifiers="-319.552179128349 52769.6202531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23cm" svg:y="6.5cm">
          <text:p text:style-name="P1">Byte 44</text:p>
          <draw:enhanced-geometry svg:viewBox="0 0 21600 21600" draw:text-areas="800 800 20800 20800" draw:mirror-horizontal="false" draw:mirror-vertical="false" draw:type="round-rectangular-callout" draw:modifiers="27291.4834066373 52194.00399733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3.5cm" svg:y1="7cm" svg:x2="13.5cm" svg:y2="21.5cm">
          <text:p/>
        </draw:line>
        <draw:custom-shape draw:style-name="gr4" draw:text-style-name="P2" draw:layer="layout" svg:width="4cm" svg:height="1cm" svg:x="13.5cm" svg:y="21cm">
          <text:p text:style-name="P2"><text:span text:style-name="T1">Invisible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17.5cm" svg:y1="7cm" svg:x2="17.5cm" svg:y2="21.5cm">
          <text:p/>
        </draw:line>
        <draw:line draw:style-name="gr6" draw:text-style-name="P1" draw:layer="layout" svg:x1="26.5cm" svg:y1="7cm" svg:x2="26.5cm" svg:y2="21.5cm">
          <text:p/>
        </draw:line>
        <draw:rect draw:style-name="gr3" draw:text-style-name="P1" draw:layer="layout" svg:width="1cm" svg:height="9.5cm" svg:x="29.5cm" svg:y="9.5cm">
          <text:p/>
        </draw:rect>
        <draw:custom-shape draw:style-name="gr5" draw:text-style-name="P1" draw:layer="layout" svg:width="2.5cm" svg:height="1.5cm" svg:x="10cm" svg:y="6.5cm">
          <text:p text:style-name="P1">Byte 1</text:p>
          <draw:enhanced-geometry svg:viewBox="0 0 21600 21600" draw:text-areas="800 800 20800 20800" draw:mirror-horizontal="false" draw:mirror-vertical="false" draw:type="round-rectangular-callout" draw:modifiers="36264.8540583766 54453.2978014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14cm" svg:y="6.5cm">
          <text:p text:style-name="P1">Byte 4</text:p>
          <draw:enhanced-geometry svg:viewBox="0 0 21600 21600" draw:text-areas="800 800 20800 20800" draw:mirror-horizontal="false" draw:mirror-vertical="false" draw:type="round-rectangular-callout" draw:modifiers="26807.8368652539 53345.236508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27cm" svg:y="6.5cm">
          <text:p text:style-name="P1">Byte 45</text:p>
          <draw:enhanced-geometry svg:viewBox="0 0 21600 21600" draw:text-areas="800 800 20800 20800" draw:mirror-horizontal="false" draw:mirror-vertical="false" draw:type="round-rectangular-callout" draw:modifiers="-388.644542183127 50481.5456362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31cm" svg:y="6.5cm">
          <text:p text:style-name="P1">Byte 48</text:p>
          <draw:enhanced-geometry svg:viewBox="0 0 21600 21600" draw:text-areas="800 800 20800 20800" draw:mirror-horizontal="false" draw:mirror-vertical="false" draw:type="round-rectangular-callout" draw:modifiers="-9232.46701319472 52021.3191205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30.5cm" svg:y1="7cm" svg:x2="30.5cm" svg:y2="21.5cm">
          <text:p/>
        </draw:line>
        <draw:custom-shape draw:style-name="gr4" draw:text-style-name="P2" draw:layer="layout" svg:width="4cm" svg:height="1cm" svg:x="26.5cm" svg:y="21cm">
          <text:p text:style-name="P2"><text:span text:style-name="T1">Invisible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" draw:text-style-name="P1" draw:layer="layout" svg:x1="13.5cm" svg:y1="10.5cm" svg:x2="30.5cm" svg:y2="10.5cm">
          <text:p/>
        </draw:line>
        <draw:frame draw:style-name="gr7" draw:text-style-name="P3" draw:layer="layout" svg:width="38.5cm" svg:height="3.25cm" svg:x="1.5cm" svg:y="1.5cm">
          <draw:text-box>
            <text:p text:style-name="P3"><text:span text:style-name="T2">Textmode, fine scrolling enabeled =&gt; bit 4 in display list mode line 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rthold Fritz</meta:initial-creator>
    <meta:creation-date>2014-07-06T16:49:48</meta:creation-date>
    <dc:date>2014-07-06T17:31:38</dc:date>
    <dc:creator>Berthold Fritz</dc:creator>
    <meta:editing-duration>PT11M18S</meta:editing-duration>
    <meta:editing-cycles>1</meta:editing-cycles>
    <meta:document-statistic meta:object-count="24"/>
    <meta:generator>OpenOffice.org/3.3$Unix OpenOffice.org_project/330m20$Build-9567</meta:generator>
  </office:meta>
</office:document-meta>
</file>